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11pt" style:font-name-complex="Monaco" style:font-size-complex="11pt"/>
    </style:style>
    <style:style style:name="P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fo:language="en" fo:country="US" style:language-complex="ar" style:country-complex="SA"/>
    </style:style>
    <style:style style:name="P11" style:family="paragraph" style:parent-style-name="CellBody">
      <style:text-properties fo:language="en" fo:country="US" style:language-complex="ar" style:country-complex="SA"/>
    </style:style>
    <style:style style:name="P12" style:family="paragraph" style:parent-style-name="CellBody">
      <style:paragraph-properties style:snap-to-layout-grid="false"/>
      <style:text-properties fo:language="en" fo:country="US"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style:font-name="Monaco" fo:font-size="9pt" fo:language="en" fo:country="US" style:font-name-asian="Monaco" style:font-size-asian="11pt" style:font-name-complex="Monaco" style:font-size-complex="11pt" style:language-complex="ar" style:country-complex="SA"/>
    </style:style>
    <style:style style:name="P20"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1" style:family="paragraph" style:parent-style-name="Preformatted_20_Text">
      <style:text-properties style:font-name="Courier New1" fo:font-size="10pt" style:font-size-asian="10pt" style:font-size-complex="10pt"/>
    </style:style>
    <style:style style:name="P22" style:family="paragraph" style:parent-style-name="Preformatted_20_Text">
      <style:text-properties fo:color="#646464" style:font-name="Courier New1" fo:font-size="10pt" style:font-size-asian="10pt" style:font-size-complex="10pt"/>
    </style:style>
    <style:style style:name="P23"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4" style:family="paragraph" style:parent-style-name="Heading_20_1">
      <style:text-properties fo:language="en" fo:country="US" style:language-complex="ar" style:country-complex="SA"/>
    </style:style>
    <style:style style:name="P25" style:family="paragraph" style:parent-style-name="Heading_20_1">
      <style:paragraph-properties fo:break-before="page"/>
      <style:text-properties fo:language="en" fo:country="US" style:language-complex="ar" style:country-complex="SA"/>
    </style:style>
    <style:style style:name="P26" style:family="paragraph" style:parent-style-name="Heading_20_2">
      <style:text-properties fo:language="en" fo:country="US" style:language-complex="ar" style:country-complex="SA"/>
    </style:style>
    <style:style style:name="P27" style:family="paragraph" style:parent-style-name="Body" style:list-style-name="L1"/>
    <style:style style:name="P28" style:family="paragraph" style:parent-style-name="Body" style:list-style-name="L2"/>
    <style:style style:name="P29" style:family="paragraph" style:parent-style-name="Body" style:list-style-name="L3"/>
    <style:style style:name="P30" style:family="paragraph" style:parent-style-name="Body">
      <style:text-properties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5" style:family="paragraph" style:parent-style-name="Definition_20_Term">
      <style:text-properties fo:language="en" fo:country="US" style:language-complex="ar" style:country-complex="SA"/>
    </style:style>
    <style:style style:name="P36"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3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38"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Detail_20_Heading" style:list-style-name="">
      <style:paragraph-properties fo:padding="0.0236in" fo:border="0.0008in solid #666666"/>
      <style:text-properties fo:color="#000000"/>
    </style:style>
    <style:style style:name="P44" style:family="paragraph" style:parent-style-name="Detail_20_Heading" style:list-style-name="">
      <style:paragraph-properties fo:margin-top="0.0807in" fo:margin-bottom="0.0193in" fo:padding="0.0236in" fo:border="0.0008in solid #666666"/>
      <style:text-properties fo:color="#000000"/>
    </style:style>
    <style:style style:name="P45" style:family="paragraph" style:parent-style-name="Item_20_Heading" style:list-style-name="">
      <style:text-properties fo:color="#000000"/>
    </style:style>
    <style:style style:name="P46" style:family="paragraph" style:parent-style-name="Item_20_Heading" style:list-style-name="">
      <style:paragraph-properties fo:margin-top="0.1693in" fo:margin-bottom="0.161in"/>
      <style:text-properties fo:color="#000000"/>
    </style:style>
    <style:style style:name="P47" style:family="paragraph" style:parent-style-name="List_20_Heading" style:list-style-name="">
      <style:text-properties fo:color="#000000" fo:font-size="10pt" style:font-size-asian="10pt" style:font-size-complex="10pt"/>
    </style:style>
    <style:style style:name="P48" style:family="paragraph" style:parent-style-name="Standard" style:list-style-name="">
      <style:paragraph-properties fo:line-height="0.1945in"/>
      <style:text-properties style:use-window-font-color="true"/>
    </style:style>
    <style:style style:name="P49" style:family="paragraph" style:parent-style-name="Standard" style:list-style-name="">
      <style:paragraph-properties fo:line-height="0.0752in"/>
      <style:text-properties style:use-window-font-color="true"/>
    </style:style>
    <style:style style:name="P50" style:family="paragraph" style:parent-style-name="Standard" style:list-style-name="">
      <style:paragraph-properties fo:line-height="0.1846in"/>
      <style:text-properties style:use-window-font-color="true"/>
    </style:style>
    <style:style style:name="P51" style:family="paragraph" style:parent-style-name="Standard" style:list-style-name=""/>
    <style:style style:name="P52" style:family="paragraph" style:parent-style-name="Standard" style:list-style-name="">
      <style:paragraph-properties fo:keep-together="always"/>
    </style:style>
    <style:style style:name="P53" style:family="paragraph" style:parent-style-name="Standard" style:list-style-name="">
      <style:paragraph-properties fo:margin-top="0in" fo:margin-bottom="0.1945in"/>
      <style:text-properties fo:font-size="9pt" style:font-size-asian="9pt" style:font-size-complex="9pt"/>
    </style:style>
    <style:style style:name="P54" style:family="paragraph" style:parent-style-name="Standard" style:list-style-name="">
      <style:paragraph-properties fo:margin-top="0in" fo:margin-bottom="0.1945in" fo:keep-together="always"/>
    </style:style>
    <style:style style:name="P55" style:family="paragraph" style:parent-style-name="Standard" style:list-style-name="">
      <style:paragraph-properties fo:margin-top="0.0374in" fo:margin-bottom="0.0374in"/>
      <style:text-properties fo:font-size="9pt" style:font-size-asian="9pt" style:font-size-complex="9pt"/>
    </style:style>
    <style:style style:name="P5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7" style:family="paragraph" style:parent-style-name="Standard" style:list-style-name="">
      <style:paragraph-properties fo:margin-top="0.0374in" fo:margin-bottom="0.0374in"/>
    </style:style>
    <style:style style:name="P58" style:family="paragraph" style:parent-style-name="Standard" style:list-style-name="">
      <style:paragraph-properties fo:margin-top="0.0374in" fo:margin-bottom="0.0374in"/>
      <style:text-properties fo:font-size="10pt" style:font-size-asian="10pt" style:font-size-complex="10pt"/>
    </style:style>
    <style:style style:name="P59"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374in" fo:margin-bottom="0.0374in" fo:text-align="center" style:justify-single-word="false"/>
      <style:text-properties style:use-window-font-color="true"/>
    </style:style>
    <style:style style:name="P6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keep-with-next="always"/>
      <style:text-properties style:use-window-font-color="true"/>
    </style:style>
    <style:style style:name="P6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5" style:family="paragraph" style:parent-style-name="Standard" style:list-style-name="">
      <style:paragraph-properties fo:margin-top="0.1945in" fo:margin-bottom="0in"/>
    </style:style>
    <style:style style:name="P66" style:family="paragraph" style:parent-style-name="Standard" style:list-style-name="">
      <style:paragraph-properties fo:margin-top="0.1945in" fo:margin-bottom="0in"/>
      <style:text-properties fo:font-size="10pt" style:font-size-asian="10pt" style:font-size-complex="10pt"/>
    </style:style>
    <style:style style:name="P6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9" style:family="paragraph" style:parent-style-name="Standard" style:list-style-name="">
      <style:paragraph-properties fo:margin-top="0.1945in" fo:margin-bottom="0in" fo:keep-together="always" fo:keep-with-next="always"/>
    </style:style>
    <style:style style:name="P70" style:family="paragraph" style:parent-style-name="Standard" style:list-style-name="">
      <style:paragraph-properties fo:margin-left="0.5in" fo:margin-right="0in" fo:margin-top="0in" fo:margin-bottom="0.1945in" fo:text-indent="0in" style:auto-text-indent="false"/>
    </style:style>
    <style:style style:name="P7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left="0.5in" fo:margin-right="0in" fo:text-indent="0in" style:auto-text-indent="false"/>
    </style:style>
    <style:style style:name="P7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5" style:family="paragraph" style:parent-style-name="Standard" style:list-style-name="">
      <style:paragraph-properties fo:margin-top="0in" fo:margin-bottom="0.1665in"/>
      <style:text-properties fo:font-size="10pt" style:font-size-asian="10pt" style:font-size-complex="10pt"/>
    </style:style>
    <style:style style:name="P76" style:family="paragraph" style:parent-style-name="Standard" style:list-style-name="">
      <style:paragraph-properties fo:margin-top="0in" fo:margin-bottom="0.1665in"/>
    </style:style>
    <style:style style:name="P77" style:family="paragraph" style:parent-style-name="Standard" style:list-style-name="">
      <style:paragraph-properties fo:keep-with-next="always"/>
    </style:style>
    <style:style style:name="P78" style:family="paragraph" style:parent-style-name="Standard" style:list-style-name="">
      <style:paragraph-properties fo:keep-together="always" fo:keep-with-next="always"/>
    </style:style>
    <style:style style:name="P79" style:family="paragraph" style:parent-style-name="Standard" style:list-style-name="">
      <style:paragraph-properties fo:margin-top="0.1736in" fo:margin-bottom="0in" fo:keep-together="always"/>
    </style:style>
    <style:style style:name="P80" style:family="paragraph" style:parent-style-name="Standard" style:list-style-name="">
      <style:paragraph-properties fo:margin-top="0.1736in" fo:margin-bottom="0in" fo:keep-together="always" fo:keep-with-next="always"/>
    </style:style>
    <style:style style:name="P8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2" style:family="paragraph" style:parent-style-name="Standard" style:list-style-name="">
      <style:paragraph-properties fo:margin-top="0.0319in" fo:margin-bottom="0.0319in" fo:keep-with-next="always"/>
      <style:text-properties style:use-window-font-color="true"/>
    </style:style>
    <style:style style:name="P8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4" style:family="paragraph" style:parent-style-name="Standard" style:list-style-name="">
      <style:paragraph-properties fo:margin-top="0.0319in" fo:margin-bottom="0.0319in" fo:text-align="end" style:justify-single-word="false"/>
      <style:text-properties style:use-window-font-color="true"/>
    </style:style>
    <style:style style:name="P85" style:family="paragraph" style:parent-style-name="Standard" style:list-style-name="">
      <style:paragraph-properties fo:margin-top="0.0319in" fo:margin-bottom="0.0319in" fo:text-align="center" style:justify-single-word="false"/>
      <style:text-properties style:use-window-font-color="true"/>
    </style:style>
    <style:style style:name="P86" style:family="paragraph" style:parent-style-name="Standard" style:list-style-name="">
      <style:paragraph-properties fo:margin-top="0.0319in" fo:margin-bottom="0.0319in"/>
    </style:style>
    <style:style style:name="P87" style:family="paragraph" style:parent-style-name="Standard" style:list-style-name="">
      <style:paragraph-properties fo:margin-top="0.0319in" fo:margin-bottom="0.0319in" fo:text-align="end" style:justify-single-word="false"/>
    </style:style>
    <style:style style:name="P88" style:family="paragraph" style:parent-style-name="Standard" style:list-style-name="">
      <style:paragraph-properties fo:margin-top="0.0319in" fo:margin-bottom="0in"/>
    </style:style>
    <style:style style:name="P89"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1" style:family="paragraph" style:parent-style-name="Standard" style:list-style-name="">
      <style:paragraph-properties fo:margin-left="1in" fo:margin-right="0in" fo:text-indent="0in" style:auto-text-indent="false"/>
    </style:style>
    <style:style style:name="P9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fo:color="#0000ff" fo:font-size="10pt" style:text-underline-style="solid" style:text-underline-width="auto" style:text-underline-color="font-color" style:font-size-asian="10pt" style:font-size-complex="10pt"/>
    </style:style>
    <style:style style:name="T7" style:family="text">
      <style:text-properties fo:color="#0000ff" style:text-underline-style="solid" style:text-underline-width="auto" style:text-underline-color="font-color"/>
    </style:style>
    <style:style style:name="T8" style:family="text">
      <style:text-properties fo:color="#0000ff" style:text-underline-style="solid" style:text-underline-width="auto" style:text-underline-color="font-color" fo:font-weight="normal" style:font-weight-asian="normal" style:font-weight-complex="normal"/>
    </style:style>
    <style:style style:name="T9" style:family="text">
      <style:text-properties fo:color="#0000ff" style:text-underline-style="solid" style:text-underline-width="auto" style:text-underline-color="font-color" fo:font-weight="bold" style:font-weight-asian="bold" style:font-weight-complex="bold"/>
    </style:style>
    <style:style style:name="T1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style:font-size-asian="10pt" style:font-size-complex="10pt"/>
    </style:style>
    <style:style style:name="T14" style:family="text">
      <style:text-properties fo:font-weight="normal" style:font-weight-asian="normal" style:font-weight-complex="normal"/>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style:font-name="Courier New1" fo:font-size="10pt" style:font-name-asian="Monaco" style:font-size-asian="10pt" style:font-name-complex="Monaco" style:font-size-complex="10pt"/>
    </style:style>
    <style:style style:name="T18" style:family="text">
      <style:text-properties fo:color="#000000" style:font-name="Arial" fo:font-size="10pt" style:font-name-asian="Monaco" style:font-size-asian="10pt" style:font-name-complex="Monaco" style:font-size-complex="10pt"/>
    </style:style>
    <style:style style:name="T19" style:family="text">
      <style:text-properties fo:color="#808080" style:font-name="Verdana" fo:font-size="7pt" style:font-name-asian="Verdana" style:font-size-asian="7pt" style:font-name-complex="Verdana" style:font-size-complex="7pt"/>
    </style:style>
    <style:style style:name="T2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1" style:family="text">
      <style:text-properties fo:color="#7f0055" fo:font-weight="bold" style:font-weight-asian="bold" style:font-weight-complex="bold"/>
    </style:style>
    <style:style style:name="T22" style:family="text">
      <style:text-properties fo:color="#646464"/>
    </style:style>
    <style:style style:name="T23" style:family="text">
      <style:text-properties fo:color="#646464" style:font-name="Courier New1" fo:font-size="10pt" style:font-name-asian="Monaco" style:font-size-asian="10pt" style:font-name-complex="Monaco" style:font-size-complex="10pt"/>
    </style:style>
    <style:style style:name="T24" style:family="text">
      <style:text-properties fo:color="#2a00ff"/>
    </style:style>
    <style:style style:name="T25" style:family="text">
      <style:text-properties fo:color="#0000c0" fo:font-style="italic" style:font-style-asian="italic" style:font-style-complex="italic"/>
    </style:style>
    <style:style style:name="T26" style:family="text">
      <style:text-properties style:text-underline-style="solid" style:text-underline-width="auto" style:text-underline-color="font-color"/>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3" text:anchor-type="paragraph" svg:width="7in" svg:height="3.1075in" draw:z-index="0"><draw:image xlink:href="Pictures/1000020100000427000001D8328612BC.png" xlink:type="simple" xlink:show="embed" xlink:actuate="onLoad"/></draw:frame></text:p>
      <text:p text:style-name="P13"><text:user-defined style:data-style-name="N0" text:name="RFC Title">RFC 208 Metatype Annotations</text:user-defined></text:p>
      <text:p text:style-name="P13"><text:span text:style-name="T1">Draft<text:line-break/><text:line-break/></text:span><text:span text:style-name="T1"><text:page-count style:num-format="1">20</text:page-count></text:span><text:span text:style-name="T1"> Pages</text:span></text:p>
      <text:p text:style-name="P13"/>
      <text:p text:style-name="P9">Abstract</text:p>
      <text:p text:style-name="P10">This RFC introduces annotations for the Metatype specification which can be use to annotate Java types so that tools can generate Meta Type Resources from the type declaration.</text:p>
      <text:p text:style-name="P14"/>
      <text:h text:style-name="P25" text:outline-level="1" text:restart-numbering="true" text:start-value="-1">Document Information</text:h>
      <text:h text:style-name="P26" text:outline-level="2">License</text:h>
      <text:p text:style-name="P15">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26"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2">0.1 License<text:tab/>2</text:p>
          <text:p text:style-name="P32">0.2 Trademarks<text:tab/>3</text:p>
          <text:p text:style-name="P32">0.3 Feedback<text:tab/>3</text:p>
          <text:p text:style-name="P32">0.4 Table of Contents<text:tab/>3</text:p>
          <text:p text:style-name="P32">0.5 Terminology and Document Conventions<text:tab/>4</text:p>
          <text:p text:style-name="P32">0.6 Revision History<text:tab/>4</text:p>
          <text:p text:style-name="P31">1 Introduction<text:tab/>4</text:p>
          <text:p text:style-name="P31">2 Application Domain<text:tab/>5</text:p>
          <text:p text:style-name="P31">3 Problem Description<text:tab/>5</text:p>
          <text:p text:style-name="P31">4 Requirements<text:tab/>6</text:p>
          <text:p text:style-name="P31">5 Technical Solution<text:tab/>6</text:p>
          <text:p text:style-name="P32">5.1 Introduction<text:tab/>6</text:p>
          <text:p text:style-name="P32">5.2 @ObjectClassDefinition<text:tab/>7</text:p>
          <text:p text:style-name="P32">5.3 @AttributeDefinition<text:tab/>8</text:p>
          <text:p text:style-name="P32">5.4 @Designate<text:tab/>9</text:p>
          <text:p text:style-name="P32">5.5 @Option<text:tab/>9</text:p>
          <text:p text:style-name="P32">5.6 Other Changes<text:tab/>9</text:p>
          <text:p text:style-name="P33">5.6.1 Bug 2436<text:tab/>9</text:p>
          <text:p text:style-name="P33">5.6.2 Bug 2540<text:tab/>9</text:p>
          <text:p text:style-name="P32"><text:soft-page-break/>5.7 Open Issues<text:tab/>9</text:p>
          <text:p text:style-name="P33">5.7.1 Icon<text:tab/>9</text:p>
          <text:p text:style-name="P33">5.7.2 Designate<text:tab/>10</text:p>
          <text:p text:style-name="P31">6 Javadoc<text:tab/>10</text:p>
          <text:p text:style-name="P31">7 Considered Alternatives<text:tab/>19</text:p>
          <text:p text:style-name="P31">8 Security Considerations<text:tab/>19</text:p>
          <text:p text:style-name="P31">9 Document Support<text:tab/>20</text:p>
          <text:p text:style-name="P32">9.1 References<text:tab/>20</text:p>
          <text:p text:style-name="P32">9.2 Author’s Address<text:tab/>20</text:p>
          <text:p text:style-name="P32">9.3 Acronyms and Abbreviations<text:tab/>20</text:p>
          <text:p text:style-name="P32">9.4 End of Document<text:tab/>20</text:p>
        </text:index-body>
      </text:table-of-content>
      <text:p text:style-name="P14"/>
      <text:h text:style-name="P26"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4"><text:span text:style-name="T3">Source code is shown in this typeface</text:span>.</text:p>
      <text:h text:style-name="P26"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12">Initial</text:p>
          </table:table-cell>
          <table:table-cell table:style-name="Table1.A1" office:value-type="string">
            <text:p text:style-name="P11">2013-11-19</text:p>
          </table:table-cell>
          <table:table-cell table:style-name="Table1.C1" office:value-type="string">
            <text:p text:style-name="P11">Initial draft.</text:p>
            <text:p text:style-name="P11">BJ Hargrave, IBM</text:p>
          </table:table-cell>
        </table:table-row>
      </table:table>
      <text:p text:style-name="P14"/>
      <text:h text:style-name="P24" text:outline-level="1">Introduction</text:h>
      <text:p text:style-name="P14">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text:soft-page-break/>will also allow the type to document the Meta Type information about the configuration so that tools can generate Meta Type Resources from the Java type.</text:p>
      <text:h text:style-name="P24" text:outline-level="1">Application Domain</text:h>
      <text:p text:style-name="P14">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14">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14">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h text:style-name="P24" text:outline-level="1">Problem Description</text:h>
      <text:p text:style-name="P14">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24" text:outline-level="1"><text:soft-page-break/>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h text:style-name="P24" text:outline-level="1">Technical Solution</text:h>
      <text:h text:style-name="Heading_20_2" text:outline-level="2">Introduction</text:h>
      <text:p text:style-name="P14">Meta-annotations are defined that can applied to the configuration annotation types from RFC 190. An example from RFC 190:</text:p>
      <text:p text:style-name="Preformatted_20_Text"><text:span text:style-name="Default_20_Paragraph_20_Font"><text:span text:style-name="T20">@interface</text:span></text:span><text:span text:style-name="Default_20_Paragraph_20_Font"><text:span text:style-name="T17"> </text:span></text:span><text:span text:style-name="Default_20_Paragraph_20_Font"><text:span text:style-name="T23">Config</text:span></text:span><text:span text:style-name="Default_20_Paragraph_20_Font"><text:span text:style-name="T17"> {</text:span></text:span></text:p>
      <text:p text:style-name="P21"><text:span text:style-name="T15"><text:s text:c="4"/></text:span><text:span text:style-name="T21">boolean</text:span><text:span text:style-name="T15"> enabled() </text:span><text:span text:style-name="T21">default</text:span><text:span text:style-name="T15"> </text:span><text:span text:style-name="T21">true</text:span><text:span text:style-name="T15">;</text:span></text:p>
      <text:p text:style-name="P21"><text:span text:style-name="T15"><text:s text:c="4"/>String[] names() </text:span><text:span text:style-name="T21">default</text:span><text:span text:style-name="T15"> {</text:span><text:span text:style-name="T24">"a"</text:span><text:span text:style-name="T15">, </text:span><text:span text:style-name="T24">"b"</text:span><text:span text:style-name="T15">};</text:span></text:p>
      <text:p text:style-name="P21"><text:span text:style-name="T15"><text:s text:c="4"/>String topic() </text:span><text:span text:style-name="T21">default</text:span><text:span text:style-name="T15"> MyComponent.</text:span><text:span text:style-name="T25">DEFAULT_TOPIC_PREFIX</text:span><text:span text:style-name="T15"> + </text:span><text:span text:style-name="T24">"/topic"</text:span><text:span text:style-name="T15">;</text:span></text:p>
      <text:p text:style-name="P21">}</text:p>
      <text:p text:style-name="P21"/>
      <text:p text:style-name="P22">@Component</text:p>
      <text:p text:style-name="P21"><text:span text:style-name="T21">public</text:span><text:span text:style-name="T15"> </text:span><text:span text:style-name="T21">class</text:span><text:span text:style-name="T15"> MyComponent {</text:span></text:p>
      <text:p text:style-name="P21"><text:span text:style-name="T15"><text:s text:c="4"/></text:span><text:span text:style-name="T21">static</text:span><text:span text:style-name="T15"> </text:span><text:span text:style-name="T21">final</text:span><text:span text:style-name="T15"> String </text:span><text:span text:style-name="T25">DEFAULT_TOPIC_PREFIX</text:span><text:span text:style-name="T15"> = </text:span><text:span text:style-name="T24">"topic.prefix"</text:span><text:span text:style-name="T15">;</text:span></text:p>
      <text:p text:style-name="P21"><text:span text:style-name="T15"><text:s text:c="4"/></text:span><text:span text:style-name="T21">protected</text:span><text:span text:style-name="T15"> </text:span><text:span text:style-name="T21">void</text:span><text:span text:style-name="T15"> activate(</text:span><text:span text:style-name="T22">Config</text:span><text:span text:style-name="T15"> configuration) {</text:span></text:p>
      <text:p text:style-name="P21"><text:s text:c="8"/>String <text:span text:style-name="T26">t</text:span> = configuration.topic();</text:p>
      <text:p text:style-name="P21"><text:s text:c="4"/>}</text:p>
      <text:p text:style-name="P20">}</text:p>
      <text:p text:style-name="P14">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2">@ObjectClassDefinition</text:p>
      <text:p text:style-name="Preformatted_20_Text"><text:span text:style-name="Default_20_Paragraph_20_Font"><text:span text:style-name="T20">@interface</text:span></text:span><text:span text:style-name="Default_20_Paragraph_20_Font"><text:span text:style-name="T17"> </text:span></text:span><text:span text:style-name="Default_20_Paragraph_20_Font"><text:span text:style-name="T23">Config</text:span></text:span><text:span text:style-name="Default_20_Paragraph_20_Font"><text:span text:style-name="T17"> {</text:span></text:span></text:p>
      <text:p text:style-name="P21"><text:soft-page-break/><text:span text:style-name="T15"><text:s text:c="4"/></text:span><text:span text:style-name="T21">boolean</text:span><text:span text:style-name="T15"> enabled() </text:span><text:span text:style-name="T21">default</text:span><text:span text:style-name="T15"> </text:span><text:span text:style-name="T21">true</text:span><text:span text:style-name="T15">;</text:span></text:p>
      <text:p text:style-name="P21"><text:span text:style-name="T15"><text:s text:c="4"/>String[] names() </text:span><text:span text:style-name="T21">default</text:span><text:span text:style-name="T15"> {</text:span><text:span text:style-name="T24">"a"</text:span><text:span text:style-name="T15">, </text:span><text:span text:style-name="T24">"b"</text:span><text:span text:style-name="T15">};</text:span></text:p>
      <text:p text:style-name="P21"><text:span text:style-name="T15"><text:s text:c="4"/>String topic() </text:span><text:span text:style-name="T21">default</text:span><text:span text:style-name="T15"> MyComponent.</text:span><text:span text:style-name="T25">DEFAULT_TOPIC_PREFIX</text:span><text:span text:style-name="T15"> + </text:span><text:span text:style-name="T24">"/topic"</text:span><text:span text:style-name="T15">;</text:span></text:p>
      <text:p text:style-name="P21">}</text:p>
      <text:p text:style-name="P23"/>
      <text:p text:style-name="P14">a tool (like bnd) processing the bundle can automatically generate a Meta Type Resource XML document from the information in the Config type.</text:p>
      <text:p text:style-name="P14">In this larger example:</text:p>
      <text:p text:style-name="P19"><text:span text:style-name="T22">@Designate</text:span><text:span text:style-name="T15">(</text:span><text:span text:style-name="T24">"test.pid"</text:span><text:span text:style-name="T15">)</text:span></text:p>
      <text:p text:style-name="P5"><text:span text:style-name="T22">@ObjectClassDefinition</text:span><text:span text:style-name="T15">(localization = </text:span><text:span text:style-name="T24">"OSGI-INF/l10n/test"</text:span><text:span text:style-name="T15">,</text:span></text:p>
      <text:p text:style-name="P5"><text:span text:style-name="T15"><text:tab/><text:tab/>description = </text:span><text:span text:style-name="T24">"%test.description"</text:span><text:span text:style-name="T15">,</text:span></text:p>
      <text:p text:style-name="P5"><text:span text:style-name="T15"><text:tab/><text:tab/>name = </text:span><text:span text:style-name="T24">"%test.name"</text:span><text:span text:style-name="T15">)</text:span></text:p>
      <text:p text:style-name="P5"><text:span text:style-name="T21">public</text:span><text:span text:style-name="T15"> </text:span><text:span text:style-name="T21">@interface</text:span><text:span text:style-name="T15"> </text:span><text:span text:style-name="T22">Test</text:span><text:span text:style-name="T15"> {</text:span></text:p>
      <text:p text:style-name="P5"><text:span text:style-name="T15"><text:tab/></text:span><text:span text:style-name="T22">@AttributeDefinition</text:span><text:span text:style-name="T15">(type = AttributeType.</text:span><text:span text:style-name="T25">PASSWORD</text:span><text:span text:style-name="T15">,</text:span></text:p>
      <text:p text:style-name="P5"><text:span text:style-name="T15"><text:tab/><text:tab/><text:tab/>description = </text:span><text:span text:style-name="T24">"%test.password.description"</text:span><text:span text:style-name="T15">,</text:span></text:p>
      <text:p text:style-name="P5"><text:span text:style-name="T15"><text:tab/><text:tab/><text:tab/>name = </text:span><text:span text:style-name="T24">"%test.password.name"</text:span><text:span text:style-name="T15">)</text:span></text:p>
      <text:p text:style-name="P5"><text:span text:style-name="T15"><text:tab/></text:span><text:span text:style-name="T21">public</text:span><text:span text:style-name="T15"> String _password();</text:span></text:p>
      <text:p text:style-name="P5"/>
      <text:p text:style-name="P5"><text:span text:style-name="T15"><text:tab/></text:span><text:span text:style-name="T22">@AttributeDefinition</text:span><text:span text:style-name="T15">(options = {</text:span></text:p>
      <text:p text:style-name="P5"><text:span text:style-name="T15"><text:tab/><text:tab/><text:tab/></text:span><text:span text:style-name="T22">@Option</text:span><text:span text:style-name="T15">(label = </text:span><text:span text:style-name="T24">"%strategic"</text:span><text:span text:style-name="T15">, value = </text:span><text:span text:style-name="T24">"strategic"</text:span><text:span text:style-name="T15">),</text:span></text:p>
      <text:p text:style-name="P5"><text:span text:style-name="T15"><text:tab/><text:tab/><text:tab/></text:span><text:span text:style-name="T22">@Option</text:span><text:span text:style-name="T15">(label = </text:span><text:span text:style-name="T24">"%principal"</text:span><text:span text:style-name="T15">, value = </text:span><text:span text:style-name="T24">"principal"</text:span><text:span text:style-name="T15">),</text:span></text:p>
      <text:p text:style-name="P5"><text:span text:style-name="T15"><text:tab/><text:tab/><text:tab/></text:span><text:span text:style-name="T22">@Option</text:span><text:span text:style-name="T15">(label = </text:span><text:span text:style-name="T24">"%contributing"</text:span><text:span text:style-name="T15">, value = </text:span><text:span text:style-name="T24">"contributing"</text:span><text:span text:style-name="T15">)</text:span></text:p>
      <text:p text:style-name="P6"><text:tab/>},</text:p>
      <text:p text:style-name="P5"><text:span text:style-name="T15"><text:tab/><text:tab/><text:tab/>defaultValue = </text:span><text:span text:style-name="T24">"contributing"</text:span><text:span text:style-name="T15">,</text:span></text:p>
      <text:p text:style-name="P5"><text:span text:style-name="T15"><text:tab/><text:tab/><text:tab/>description = </text:span><text:span text:style-name="T24">"%test.membertype.description"</text:span><text:span text:style-name="T15">,</text:span></text:p>
      <text:p text:style-name="P5"><text:span text:style-name="T15"><text:tab/><text:tab/><text:tab/>name = </text:span><text:span text:style-name="T24">"%test.membertype.name"</text:span><text:span text:style-name="T15">)</text:span></text:p>
      <text:p text:style-name="P5"><text:span text:style-name="T15"><text:tab/></text:span><text:span text:style-name="T21">public</text:span><text:span text:style-name="T15"> String memberType();</text:span></text:p>
      <text:p text:style-name="P6"/>
      <text:p text:style-name="P5"><text:span text:style-name="T15"><text:tab/></text:span><text:span text:style-name="T22">@AttributeDefinition</text:span><text:span text:style-name="T15">(id = </text:span><text:span text:style-name="T24">"my.prop"</text:span><text:span text:style-name="T15">)</text:span></text:p>
      <text:p text:style-name="P5"><text:span text:style-name="T15"><text:tab/></text:span><text:span text:style-name="T21">public</text:span><text:span text:style-name="T15"> String blahblah();</text:span></text:p>
      <text:p text:style-name="P6">}</text:p>
      <text:p text:style-name="P14">we can see more extensive use of the new annotations. @Designate defines the pid to be associated with the meta type resource. @ObjectClassDefinition marks the Test type as a configuration type for which a meta type resource should be generated. It further defines meta type information including the description and name which are to be localized using the specified resource. @AttributeDefinition marks elements of the Test type to provide meta type information. If meta type information is not provided by the annotation declaration, default information must be generated from the annotated type.</text:p>
      <text:p text:style-name="P14">This RFC is tied to RFC 190 in that the annotations defined here are to be applied to the configuration annotation types defined by RFC 190.</text:p>
      <text:h text:style-name="Heading_20_2" text:outline-level="2">@ObjectClassDefinition</text:h>
      <text:p text:style-name="Body">The ObjectClassDefinition annotation is applied to a configuration annotation 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7664718755964482413" text:style-name="L1">
        <text:list-item>
          <text:p text:style-name="P27"><text:soft-page-break/>name – (String) A human readable name of the object, can be localized if it starts with a % sign. The default is a string derived from the id where _, $, or camel casing is used to provide spaces. The name becomes the value of the name attribute of the OCD element in the generated Meta Type Resource XML document.</text:p>
        </text:list-item>
        <text:list-item>
          <text:p text:style-name="P27">id – (String) <text:s/>The id of the object, the default is the fully qualified name of the type with a $ as separator for nested classes. This is not to be confused with a PID which can be specified by an @Designate annotation. The id becomes the value of the id attribute of the OCD element in the generated Meta Type Resource XML document.</text:p>
        </text:list-item>
        <text:list-item>
          <text:p text:style-name="P27">localization – (String) The localization resource of the object. This refers to a resource property entry in the bundle that can be augmented with locale information. The default is the fully qualified name of the class in the OSGI-INF/l10n folder. The localization becomes the value of the localization attribute of the OCD element in the generated Meta Type Resource XML document.</text:p>
        </text:list-item>
      </text:list>
      <text:list xml:id="list887543895336406788" text:style-name="L2">
        <text:list-item>
          <text:p text:style-name="P28">description – (String) A human readable description that can be localized when it starts with %. Default is the empty string. The description becomes the value of the description attribute of the OCD element in the generated Meta Type Resource XML document.</text:p>
        </text:list-item>
      </text:list>
      <text:p text:style-name="Body">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elements in a configuration annotation type annotated by ObjectClassDefinition. 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 The following elements are defined:</text:p>
      <text:list xml:id="list703072543630054024" text:style-name="L3">
        <text:list-item>
          <text:p text:style-name="P29">name – (String) A human readable name of the attribute, can be localized if it starts with a % sign. The default is a string derived from the method name where _, $, or camel casing is used to provide spaces. The name becomes the value of the name attribute of the AD element in the generated Meta Type Resource XML document.</text:p>
        </text:list-item>
        <text:list-item>
          <text:p text:style-name="P29">id – (String) The id of the attribute and name of the configuration property. By default, this is the name of the element converted to a property name as specified in RFC 190 section 5.6.2 (e.g. removal of dollar sign and converting underscore to dot). The id becomes the value of the id attribute of the AD element in the generated Meta Type Resource XML document.</text:p>
        </text:list-item>
        <text:list-item>
          <text:p text:style-name="P29">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29">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18">A tool processing the annotation should declare an error during processing in this case. </text:span></text:span>The type is used to select the value of the type attribute of the AD element in the generated Meta Type Resource XML document.</text:p>
        </text:list-item>
        <text:list-item>
          <text:p text:style-name="P29"><text:soft-page-break/>cardinality - (int) The cardinality of the attribute. The default is 0 if the element is not an array and a large positive number if the element is an array type. The cardinality becomes the value of the cardinality attribute of the AD element in the generated Meta Type Resource XML document.</text:p>
        </text:list-item>
        <text:list-item>
          <text:p text:style-name="P29">min – (String) The minimum value allowed for this attribute. There is no default. The min becomes the value of the min attribute of the AD element in the generated Meta Type Resource XML document.</text:p>
        </text:list-item>
        <text:list-item>
          <text:p text:style-name="P29">max – (String) The maximum value allowed for this attribute. There is no default. The max becomes the value of the max attribute of the AD element in the generated Meta Type Resource XML document.</text:p>
        </text:list-item>
        <text:list-item>
          <text:p text:style-name="P29">defaultValue – (String[]) The default values. The defaultValues are concatenated into a comma delimited list to becomes the value of the default attribute of the AD element in the generated Meta Type Resource XML document.</text:p>
        </text:list-item>
        <text:list-item>
          <text:p text:style-name="P29">required – (boolean) Indicates if this attribute is required. The default is true. The required becomes the value of the required attribute of the AD element in the generated Meta Type Resource XML document.</text:p>
        </text:list-item>
        <text:list-item>
          <text:p text:style-name="P29">options - (@Option[]) Specify options (value and optional label). There is only a default if the element type is an Enum or Enum[] in which case the label is the enum element toString() output and the value is the enum element name() output. The options information becomes a set of Option elements of the AD element in the generated Meta Type Resource XML document.</text:p>
        </text:list-item>
      </text:list>
      <text:p text:style-name="Body"/>
      <text:h text:style-name="Heading_20_2" text:outline-level="2">@Designate</text:h>
      <text:p text:style-name="Body">The Designate annotation can further mark a type annotated by an ObjectClassDefinition annotation to generate a Designate element referencing the OCD element in the generated Meta Type Resource XML document.</text:p>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2" text:outline-level="2">Open Issues</text:h>
      <text:h text:style-name="Heading_20_3" text:outline-level="3">Icon</text:h>
      <text:p text:style-name="Body">### Should we support icon information for the @ObjectClassDefinition annotation? See the &lt;icon&gt; element of the meta type resource documents.</text:p>
      <text:h text:style-name="Heading_20_3" text:outline-level="3"><text:soft-page-break/>Designate</text:h>
      <text:p text:style-name="P14">### Do we need this annotation?</text:p>
      <text:h text:style-name="P24" text:outline-level="1">Javadoc</text:h>
      <text:p text:style-name="P14">More Javadoc detail will be added after the first review round of this RFC.</text:p>
      <text:section text:style-name="Sect1" text:name="javadoc" text:protected="true">
        <text:section-source xlink:href="../javadoc.rtf" text:filter-name="Rich Text Format"/>
        <text:p text:style-name="P37">OSGi Javadoc</text:p>
        <text:p text:style-name="P53">11/19/13 3:27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5"><text:span text:style-name="Summary_20_Heading_20_Font">Package Summary</text:span></text:p>
            </table:table-cell>
            <table:covered-table-cell/>
            <table:table-cell table:style-name="Table3.A1" office:value-type="string">
              <text:p text:style-name="P56"><text:span text:style-name="Page_20_Reference_20_Font"><text:span text:style-name="T4">Page</text:span></text:span></text:p>
            </table:table-cell>
          </table:table-row>
          <table:table-row table:style-name="Table3.1">
            <table:table-cell table:style-name="Table3.A2" office:value-type="string">
              <text:p text:style-name="P57"><text:a xlink:type="simple" xlink:href="#r3"><text:span text:style-name="T5">org.osgi.service.metatype.annotations</text:span></text:a></text:p>
            </table:table-cell>
            <table:table-cell table:style-name="Table3.A2" office:value-type="string">
              <text:p text:style-name="P58">Metatype Annotations Package Version 1.3.</text:p>
            </table:table-cell>
            <table:table-cell table:style-name="Table3.A2" office:value-type="string">
              <text:p text:style-name="P56"><text:span text:style-name="Page_20_Reference_20_Font"><text:bookmark-ref text:reference-format="page" text:ref-name="r3">12</text:bookmark-ref></text:span></text:p>
            </table:table-cell>
          </table:table-row>
        </table:table>
        <text:p text:style-name="P36"><text:bookmark text:name="r3"/>Package org.osgi.service.metatype.annotations</text:p>
        <text:p text:style-name="P65"><text:span text:style-name="Code_20_Small">@org.osgi.annotation.versioning.Version(value="1.3")</text:span></text:p>
        <text:p text:style-name="P66">Metatype Annotations Package Version 1.3.</text:p>
        <text:p text:style-name="P67">See:</text:p>
        <text:p text:style-name="P70"><text:a xlink:type="simple" xlink:href="#r2"><text:span text:style-name="T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1"><text:span text:style-name="Summary_20_Heading_20_Font1">Enum Summary</text:span></text:p>
            </table:table-cell>
            <table:covered-table-cell/>
            <table:table-cell table:style-name="Table5.A1" office:value-type="string">
              <text:p text:style-name="P62"><text:span text:style-name="Page_20_Reference_20_Font">Page</text:span></text:p>
            </table:table-cell>
          </table:table-row>
          <table:table-row table:style-name="Table5.1">
            <table:table-cell table:style-name="Table5.A2" office:value-type="string">
              <text:p text:style-name="P57"><text:a xlink:type="simple" xlink:href="#r28"><text:span text:style-name="T5">AttributeType</text:span></text:a></text:p>
            </table:table-cell>
            <table:table-cell table:style-name="Table5.A2" office:value-type="string">
              <text:p text:style-name="P57"><text:span text:style-name="T12">Types for </text:span><text:a xlink:type="simple" xlink:href="#r14"><text:span text:style-name="Code1"><text:span text:style-name="T8">AttributeDefinition</text:span></text:span></text:a><text:span text:style-name="Default_20_Paragraph_20_Font"><text:span text:style-name="T12"> annotation.</text:span></text:span></text:p>
            </table:table-cell>
            <table:table-cell table:style-name="Table5.A2" office:value-type="string">
              <text:p text:style-name="P59"><text:span text:style-name="Page_20_Reference_20_Font"><text:span text:style-name="T14"><text:bookmark-ref text:reference-format="page" text:ref-name="r28">15</text:bookmark-ref></text:span></text:span></text:p>
            </table:table-cell>
          </table:table-row>
        </table:table>
        <text:p text:style-name="P4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3"><text:span text:style-name="Summary_20_Heading_20_Font1"><text:span text:style-name="T15">Annotation Types Summary</text:span></text:span></text:p>
            </table:table-cell>
            <table:covered-table-cell/>
            <table:table-cell table:style-name="Table6.A1" office:value-type="string">
              <text:p text:style-name="P64"><text:span text:style-name="Page_20_Reference_20_Font"><text:span text:style-name="T16">Page</text:span></text:span></text:p>
            </table:table-cell>
          </table:table-row>
          <table:table-row table:style-name="Table6.1">
            <table:table-cell table:style-name="Table6.A2" office:value-type="string">
              <text:p text:style-name="P57"><text:a xlink:type="simple" xlink:href="#r14"><text:span text:style-name="T5">AttributeDefinition</text:span></text:a></text:p>
            </table:table-cell>
            <table:table-cell table:style-name="Table6.A2" office:value-type="string">
              <text:p text:style-name="P49"><text:s/></text:p>
            </table:table-cell>
            <table:table-cell table:style-name="Table6.A2" office:value-type="string">
              <text:p text:style-name="P60"><text:span text:style-name="Page_20_Reference_20_Font"><text:span text:style-name="T15"><text:bookmark-ref text:reference-format="page" text:ref-name="r14">13</text:bookmark-ref></text:span></text:span></text:p>
            </table:table-cell>
          </table:table-row>
          <table:table-row table:style-name="Table6.1">
            <table:table-cell table:style-name="Table6.A3" office:value-type="string">
              <text:p text:style-name="P57"><text:a xlink:type="simple" xlink:href="#r31"><text:span text:style-name="T5">Designate</text:span></text:a></text:p>
            </table:table-cell>
            <table:table-cell table:style-name="Table6.A3" office:value-type="string">
              <text:p text:style-name="P49"><text:s/></text:p>
            </table:table-cell>
            <table:table-cell table:style-name="Table6.A3" office:value-type="string">
              <text:p text:style-name="P60"><text:span text:style-name="Page_20_Reference_20_Font"><text:span text:style-name="T15"><text:bookmark-ref text:reference-format="page" text:ref-name="r31">17</text:bookmark-ref></text:span></text:span></text:p>
            </table:table-cell>
          </table:table-row>
          <table:table-row table:style-name="Table6.1">
            <table:table-cell table:style-name="Table6.A3" office:value-type="string">
              <text:p text:style-name="P57"><text:a xlink:type="simple" xlink:href="#r36"><text:span text:style-name="T5">ObjectClassDefinition</text:span></text:a></text:p>
            </table:table-cell>
            <table:table-cell table:style-name="Table6.A3" office:value-type="string">
              <text:p text:style-name="P49"><text:s/></text:p>
            </table:table-cell>
            <table:table-cell table:style-name="Table6.A3" office:value-type="string">
              <text:p text:style-name="P60"><text:span text:style-name="Page_20_Reference_20_Font"><text:span text:style-name="T15"><text:bookmark-ref text:reference-format="page" text:ref-name="r36">18</text:bookmark-ref></text:span></text:span></text:p>
            </table:table-cell>
          </table:table-row>
          <table:table-row table:style-name="Table6.1">
            <table:table-cell table:style-name="Table6.A3" office:value-type="string">
              <text:p text:style-name="P57"><text:a xlink:type="simple" xlink:href="#r39"><text:span text:style-name="T5">Option</text:span></text:a></text:p>
            </table:table-cell>
            <table:table-cell table:style-name="Table6.A3" office:value-type="string">
              <text:p text:style-name="P49"><text:s/></text:p>
            </table:table-cell>
            <table:table-cell table:style-name="Table6.A3" office:value-type="string">
              <text:p text:style-name="P60"><text:span text:style-name="Page_20_Reference_20_Font"><text:span text:style-name="T15"><text:bookmark-ref text:reference-format="page" text:ref-name="r39">19</text:bookmark-ref></text:span></text:span></text:p>
            </table:table-cell>
          </table:table-row>
        </table:table>
        <text:p text:style-name="P74"><text:bookmark text:name="r2"/>Package org.osgi.service.metatype.annotations Description</text:p>
        <text:p text:style-name="P75">Metatype Annotations Package Version 1.3.</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6"><text:span text:style-name="Code1">Import-Package: org.osgi.service.metatype.annotations; version="[1.3,2.0)"</text:span></text:p>
        <text:p text:style-name="P75">Example import for providers implementing the API in this package:</text:p>
        <text:p text:style-name="P51"><text:span text:style-name="Code1">Import-Package: org.osgi.service.metatype.annotations; version="[1.3,1.4)"</text:span></text:p>
        <text:p text:style-name="P38"><text:bookmark text:name="r14"/>Annotation Type AttributeDefinition</text:p>
        <text:p text:style-name="P77"><text:a xlink:type="simple" xlink:href="#r3"><text:span text:style-name="T10">org.osgi.service.metatype.annotations</text:span></text:a></text:p>
        <text:p text:style-name="P68"/>
        <text:p text:style-name="P79"><text:span text:style-name="Code_20_Small1">@Retention(value=RetentionPolicy.RUNTIME)<text:line-break/>@Target(value=ElementType.METHOD)<text:line-break/></text:span><text:span text:style-name="Code2">public @interface </text:span><text:span text:style-name="Code2"><text:span text:style-name="T4">AttributeDefinition</text:span></text:span></text:p>
        <text:p text:style-name="P8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2"><text:span text:style-name="Summary_20_Heading_20_Font2"><text:span text:style-name="T15">Required Element Summary</text:span></text:span></text:p>
            </table:table-cell>
            <table:covered-table-cell/>
            <table:table-cell table:style-name="Table8.A1" office:value-type="string">
              <text:p text:style-name="P83"><text:span text:style-name="Page_20_Reference_20_Font"><text:span text:style-name="T16">Page</text:span></text:span></text:p>
            </table:table-cell>
          </table:table-row>
          <table:table-row table:style-name="Table8.1">
            <table:table-cell table:style-name="Table8.A2" office:value-type="string">
              <text:p text:style-name="P84"><text:span text:style-name="Code_20_Small1"><text:span text:style-name="T15">int</text:span></text:span></text:p>
            </table:table-cell>
            <table:table-cell table:style-name="Table8.A2" office:value-type="string">
              <text:p text:style-name="P86"><text:a xlink:type="simple" xlink:href="#r8"><text:span text:style-name="Code2"><text:span text:style-name="T9">cardinality</text:span></text:span></text:a></text:p>
            </table:table-cell>
            <table:table-cell table:style-name="Table8.C2" office:value-type="string">
              <text:p text:style-name="P85"><text:span text:style-name="Page_20_Reference_20_Font"><text:span text:style-name="T15"><text:bookmark-ref text:reference-format="page" text:ref-name="r8">14</text:bookmark-ref></text:span></text:span></text:p>
            </table:table-cell>
          </table:table-row>
          <table:table-row table:style-name="Table8.1">
            <table:table-cell table:style-name="Table8.A3" office:value-type="string">
              <text:p text:style-name="P84"><text:span text:style-name="Code_20_Small1"><text:span text:style-name="T15">String[]</text:span></text:span></text:p>
            </table:table-cell>
            <table:table-cell table:style-name="Table8.A3" office:value-type="string">
              <text:p text:style-name="P86"><text:a xlink:type="simple" xlink:href="#r11"><text:span text:style-name="Code2"><text:span text:style-name="T9">defaultValue</text:span></text:span></text:a></text:p>
            </table:table-cell>
            <table:table-cell table:style-name="Table8.C3" office:value-type="string">
              <text:p text:style-name="P85"><text:span text:style-name="Page_20_Reference_20_Font"><text:span text:style-name="T15"><text:bookmark-ref text:reference-format="page" text:ref-name="r11">14</text:bookmark-ref></text:span></text:span></text:p>
            </table:table-cell>
          </table:table-row>
          <table:table-row table:style-name="Table8.1">
            <table:table-cell table:style-name="Table8.A3" office:value-type="string">
              <text:p text:style-name="P84"><text:span text:style-name="Code_20_Small1"><text:span text:style-name="T15">String</text:span></text:span></text:p>
            </table:table-cell>
            <table:table-cell table:style-name="Table8.A3" office:value-type="string">
              <text:p text:style-name="P86"><text:a xlink:type="simple" xlink:href="#r5"><text:span text:style-name="Code2"><text:span text:style-name="T9">description</text:span></text:span></text:a></text:p>
            </table:table-cell>
            <table:table-cell table:style-name="Table8.C3" office:value-type="string">
              <text:p text:style-name="P85"><text:span text:style-name="Page_20_Reference_20_Font"><text:span text:style-name="T15"><text:bookmark-ref text:reference-format="page" text:ref-name="r5">13</text:bookmark-ref></text:span></text:span></text:p>
            </table:table-cell>
          </table:table-row>
          <table:table-row table:style-name="Table8.1">
            <table:table-cell table:style-name="Table8.A3" office:value-type="string">
              <text:p text:style-name="P84"><text:span text:style-name="Code_20_Small1"><text:span text:style-name="T15">String</text:span></text:span></text:p>
            </table:table-cell>
            <table:table-cell table:style-name="Table8.A3" office:value-type="string">
              <text:p text:style-name="P88"><text:a xlink:type="simple" xlink:href="#r6"><text:span text:style-name="Code2"><text:span text:style-name="T9">id</text:span></text:span></text:a></text:p>
              <text:p text:style-name="P89">id</text:p>
            </table:table-cell>
            <table:table-cell table:style-name="Table8.C3" office:value-type="string">
              <text:p text:style-name="P85"><text:span text:style-name="Page_20_Reference_20_Font"><text:span text:style-name="T15"><text:bookmark-ref text:reference-format="page" text:ref-name="r6">13</text:bookmark-ref></text:span></text:span></text:p>
            </table:table-cell>
          </table:table-row>
          <table:table-row table:style-name="Table8.1">
            <table:table-cell table:style-name="Table8.A3" office:value-type="string">
              <text:p text:style-name="P84"><text:span text:style-name="Code_20_Small1"><text:span text:style-name="T15">String</text:span></text:span></text:p>
            </table:table-cell>
            <table:table-cell table:style-name="Table8.A3" office:value-type="string">
              <text:p text:style-name="P86"><text:a xlink:type="simple" xlink:href="#r10"><text:span text:style-name="Code2"><text:span text:style-name="T9">max</text:span></text:span></text:a></text:p>
            </table:table-cell>
            <table:table-cell table:style-name="Table8.C3" office:value-type="string">
              <text:p text:style-name="P85"><text:span text:style-name="Page_20_Reference_20_Font"><text:span text:style-name="T15"><text:bookmark-ref text:reference-format="page" text:ref-name="r10">14</text:bookmark-ref></text:span></text:span></text:p>
            </table:table-cell>
          </table:table-row>
          <table:table-row table:style-name="Table8.1">
            <table:table-cell table:style-name="Table8.A3" office:value-type="string">
              <text:p text:style-name="P84"><text:span text:style-name="Code_20_Small1"><text:span text:style-name="T15">String</text:span></text:span></text:p>
            </table:table-cell>
            <table:table-cell table:style-name="Table8.A3" office:value-type="string">
              <text:p text:style-name="P86"><text:a xlink:type="simple" xlink:href="#r9"><text:span text:style-name="Code2"><text:span text:style-name="T9">min</text:span></text:span></text:a></text:p>
            </table:table-cell>
            <table:table-cell table:style-name="Table8.C3" office:value-type="string">
              <text:p text:style-name="P85"><text:span text:style-name="Page_20_Reference_20_Font"><text:span text:style-name="T15"><text:bookmark-ref text:reference-format="page" text:ref-name="r9">14</text:bookmark-ref></text:span></text:span></text:p>
            </table:table-cell>
          </table:table-row>
          <table:table-row table:style-name="Table8.1">
            <table:table-cell table:style-name="Table8.A3" office:value-type="string">
              <text:p text:style-name="P84"><text:span text:style-name="Code_20_Small1"><text:span text:style-name="T15">String</text:span></text:span></text:p>
            </table:table-cell>
            <table:table-cell table:style-name="Table8.A3" office:value-type="string">
              <text:p text:style-name="P86"><text:a xlink:type="simple" xlink:href="#r4"><text:span text:style-name="Code2"><text:span text:style-name="T9">name</text:span></text:span></text:a></text:p>
            </table:table-cell>
            <table:table-cell table:style-name="Table8.C3" office:value-type="string">
              <text:p text:style-name="P85"><text:span text:style-name="Page_20_Reference_20_Font"><text:span text:style-name="T15"><text:bookmark-ref text:reference-format="page" text:ref-name="r4">13</text:bookmark-ref></text:span></text:span></text:p>
            </table:table-cell>
          </table:table-row>
          <table:table-row table:style-name="Table8.1">
            <table:table-cell table:style-name="Table8.A3" office:value-type="string">
              <text:p text:style-name="P87"><text:a xlink:type="simple" xlink:href="#r39"><text:span text:style-name="Code_20_Small1"><text:span text:style-name="T7">Option</text:span></text:span></text:a><text:span text:style-name="Code_20_Small1"><text:span text:style-name="T15">[]</text:span></text:span></text:p>
            </table:table-cell>
            <table:table-cell table:style-name="Table8.A3" office:value-type="string">
              <text:p text:style-name="P86"><text:a xlink:type="simple" xlink:href="#r13"><text:span text:style-name="Code2"><text:span text:style-name="T9">options</text:span></text:span></text:a></text:p>
            </table:table-cell>
            <table:table-cell table:style-name="Table8.C3" office:value-type="string">
              <text:p text:style-name="P85"><text:span text:style-name="Page_20_Reference_20_Font"><text:span text:style-name="T15"><text:bookmark-ref text:reference-format="page" text:ref-name="r13">14</text:bookmark-ref></text:span></text:span></text:p>
            </table:table-cell>
          </table:table-row>
          <table:table-row table:style-name="Table8.1">
            <table:table-cell table:style-name="Table8.A3" office:value-type="string">
              <text:p text:style-name="P84"><text:span text:style-name="Code_20_Small1"><text:span text:style-name="T15">boolean</text:span></text:span></text:p>
            </table:table-cell>
            <table:table-cell table:style-name="Table8.A3" office:value-type="string">
              <text:p text:style-name="P86"><text:a xlink:type="simple" xlink:href="#r12"><text:span text:style-name="Code2"><text:span text:style-name="T9">required</text:span></text:span></text:a></text:p>
            </table:table-cell>
            <table:table-cell table:style-name="Table8.C3" office:value-type="string">
              <text:p text:style-name="P85"><text:span text:style-name="Page_20_Reference_20_Font"><text:span text:style-name="T15"><text:bookmark-ref text:reference-format="page" text:ref-name="r12">14</text:bookmark-ref></text:span></text:span></text:p>
            </table:table-cell>
          </table:table-row>
          <table:table-row table:style-name="Table8.1">
            <table:table-cell table:style-name="Table8.A3" office:value-type="string">
              <text:p text:style-name="P87"><text:a xlink:type="simple" xlink:href="#r28"><text:span text:style-name="Code_20_Small1"><text:span text:style-name="T7">AttributeType</text:span></text:span></text:a></text:p>
            </table:table-cell>
            <table:table-cell table:style-name="Table8.A3" office:value-type="string">
              <text:p text:style-name="P86"><text:a xlink:type="simple" xlink:href="#r7"><text:span text:style-name="Code2"><text:span text:style-name="T9">type</text:span></text:span></text:a></text:p>
            </table:table-cell>
            <table:table-cell table:style-name="Table8.C3" office:value-type="string">
              <text:p text:style-name="P85"><text:span text:style-name="Page_20_Reference_20_Font"><text:span text:style-name="T15"><text:bookmark-ref text:reference-format="page" text:ref-name="r7">13</text:bookmark-ref></text:span></text:span></text:p>
            </table:table-cell>
          </table:table-row>
        </table:table>
        <text:p text:style-name="P43">Element Detail</text:p>
        <text:p text:style-name="P46"><text:bookmark text:name="r4"/>name</text:p>
        <text:p text:style-name="P54"><text:span text:style-name="Code2">public abstract String </text:span><text:span text:style-name="Code2"><text:span text:style-name="T4">name</text:span></text:span></text:p>
        <text:p text:style-name="P72">Default:</text:p>
        <text:p text:style-name="P90">""</text:p>
        <text:p text:style-name="P92"/>
        <text:p text:style-name="P45"><text:bookmark text:name="r5"/>description</text:p>
        <text:p text:style-name="P54"><text:span text:style-name="Code2">public abstract String </text:span><text:span text:style-name="Code2"><text:span text:style-name="T4">description</text:span></text:span></text:p>
        <text:p text:style-name="P72">Default:</text:p>
        <text:p text:style-name="P90">""</text:p>
        <text:p text:style-name="P92"/>
        <text:p text:style-name="P45"><text:bookmark text:name="r6"/>id</text:p>
        <text:p text:style-name="P54"><text:span text:style-name="Code2">public abstract String </text:span><text:span text:style-name="Code2"><text:span text:style-name="T4">id</text:span></text:span></text:p>
        <text:p text:style-name="P71">id</text:p>
        <text:p text:style-name="P72">Default:</text:p>
        <text:p text:style-name="P90">""</text:p>
        <text:p text:style-name="P92"/>
        <text:p text:style-name="P45"><text:bookmark text:name="r7"/>type</text:p>
        <text:p text:style-name="P54"><text:span text:style-name="Code2">public abstract </text:span><text:a xlink:type="simple" xlink:href="#r28"><text:span text:style-name="Code2"><text:span text:style-name="T7">AttributeType</text:span></text:span></text:a><text:span text:style-name="Code2"> </text:span><text:span text:style-name="Code2"><text:span text:style-name="T4">type</text:span></text:span></text:p>
        <text:p text:style-name="P72"><text:soft-page-break/>Default:</text:p>
        <text:p text:style-name="P91"><text:a xlink:type="simple" xlink:href="#r15"><text:span text:style-name="T6">AttributeType.STRING</text:span></text:a></text:p>
        <text:p text:style-name="P92"/>
        <text:p text:style-name="P45"><text:bookmark text:name="r8"/>cardinality</text:p>
        <text:p text:style-name="P54"><text:span text:style-name="Code2">public abstract int </text:span><text:span text:style-name="Code2"><text:span text:style-name="T4">cardinality</text:span></text:span></text:p>
        <text:p text:style-name="P72">Default:</text:p>
        <text:p text:style-name="P90">0</text:p>
        <text:p text:style-name="P92"/>
        <text:p text:style-name="P45"><text:bookmark text:name="r9"/>min</text:p>
        <text:p text:style-name="P54"><text:span text:style-name="Code2">public abstract String </text:span><text:span text:style-name="Code2"><text:span text:style-name="T4">min</text:span></text:span></text:p>
        <text:p text:style-name="P72">Default:</text:p>
        <text:p text:style-name="P90">""</text:p>
        <text:p text:style-name="P92"/>
        <text:p text:style-name="P45"><text:bookmark text:name="r10"/>max</text:p>
        <text:p text:style-name="P54"><text:span text:style-name="Code2">public abstract String </text:span><text:span text:style-name="Code2"><text:span text:style-name="T4">max</text:span></text:span></text:p>
        <text:p text:style-name="P72">Default:</text:p>
        <text:p text:style-name="P90">""</text:p>
        <text:p text:style-name="P92"/>
        <text:p text:style-name="P45"><text:bookmark text:name="r11"/>defaultValue</text:p>
        <text:p text:style-name="P54"><text:span text:style-name="Code2">public abstract String[] </text:span><text:span text:style-name="Code2"><text:span text:style-name="T4">defaultValue</text:span></text:span></text:p>
        <text:p text:style-name="P72">Default:</text:p>
        <text:p text:style-name="P90">{}</text:p>
        <text:p text:style-name="P92"/>
        <text:p text:style-name="P45"><text:bookmark text:name="r12"/>required</text:p>
        <text:p text:style-name="P54"><text:span text:style-name="Code2">public abstract boolean </text:span><text:span text:style-name="Code2"><text:span text:style-name="T4">required</text:span></text:span></text:p>
        <text:p text:style-name="P72">Default:</text:p>
        <text:p text:style-name="P90">true</text:p>
        <text:p text:style-name="P92"/>
        <text:p text:style-name="P45"><text:bookmark text:name="r13"/>options</text:p>
        <text:p text:style-name="P54"><text:span text:style-name="Code2">public abstract </text:span><text:a xlink:type="simple" xlink:href="#r39"><text:span text:style-name="Code2"><text:span text:style-name="T7">Option</text:span></text:span></text:a><text:span text:style-name="Code2">[] </text:span><text:span text:style-name="Code2"><text:span text:style-name="T4">options</text:span></text:span></text:p>
        <text:p text:style-name="P72">Default:</text:p>
        <text:p text:style-name="P90">{}</text:p>
        <text:p text:style-name="P39"><text:bookmark text:name="r28"/>Enum AttributeType</text:p>
        <text:p text:style-name="P77"><text:a xlink:type="simple" xlink:href="#r3"><text:span text:style-name="T10">org.osgi.service.metatype.annotations</text:span></text:a></text:p>
        <text:p text:style-name="P69"><text:span text:style-name="Code2">java.lang.Object</text:span></text:p>
        <text:p text:style-name="P78"><text:span text:style-name="Code2">  </text:span><text:span text:style-name="Code2"><draw:frame draw:style-name="fr3" text:anchor-type="as-char" svg:width="0.1563in" svg:height="0.1457in" draw:z-index="10"><draw:image xlink:href="Pictures/100002000000000F0000000E443DCD33.png" xlink:type="simple" xlink:show="embed" xlink:actuate="onLoad"/></draw:frame></text:span><text:span text:style-name="Code2">java.lang.Enum&lt;</text:span><text:a xlink:type="simple" xlink:href="#r28"><text:span text:style-name="Code2"><text:span text:style-name="T7">AttributeType</text:span></text:span></text:a><text:span text:style-name="Code2">&gt;</text:span></text:p>
        <text:p text:style-name="P52"><text:span text:style-name="Code2">      </text:span><text:span text:style-name="Code2"><draw:frame draw:style-name="fr3" draw:name="graphics2" text:anchor-type="as-char" svg:width="0.1563in" svg:height="0.1457in" draw:z-index="11"><draw:image xlink:href="Pictures/100002000000000F0000000E443DCD33.png" xlink:type="simple" xlink:show="embed" xlink:actuate="onLoad"/></draw:frame></text:span><text:span text:style-name="Code2"><text:span text:style-name="T4">org.osgi.service.metatype.annotations.AttributeType</text:span></text:span></text:p>
        <text:p text:style-name="P47">All Implemented Interfaces:</text:p>
        <text:p text:style-name="P73"><text:span text:style-name="T13">Comparable&lt;</text:span><text:a xlink:type="simple" xlink:href="#r28"><text:span text:style-name="T6">AttributeType</text:span></text:a><text:span text:style-name="Default_20_Paragraph_20_Font"><text:span text:style-name="T13">&gt;, Serializable</text:span></text:span></text:p>
        <text:p text:style-name="P68"/>
        <text:p text:style-name="P80"><text:span text:style-name="Code2">public enum </text:span><text:span text:style-name="Code2"><text:span text:style-name="T4">AttributeType</text:span></text:span></text:p>
        <text:p text:style-name="P54"><text:span text:style-name="Code2">extends Enum&lt;</text:span><text:a xlink:type="simple" xlink:href="#r28"><text:span text:style-name="Code2"><text:span text:style-name="T7">AttributeType</text:span></text:span></text:a><text:span text:style-name="Code2">&gt;</text:span></text:p>
        <text:p text:style-name="P51"><text:span text:style-name="T13">Types for </text:span><text:a xlink:type="simple" xlink:href="#r14"><text:span text:style-name="Code2"><text:span text:style-name="T7">AttributeDefinition</text:span></text:span></text:a><text:span text:style-name="Default_20_Paragraph_20_Font"><text:span text:style-name="T13"> annotation.</text:span></text:span></text:p>
        <text:p text:style-name="P81"/>
        <table:table table:name="Table10" table:style-name="Table10">
          <table:table-column table:style-name="Table10.A"/>
          <table:table-column table:style-name="Table10.B"/>
          <table:table-row table:style-name="Table10.1">
            <table:table-cell table:style-name="Table10.A1" office:value-type="string">
              <text:p text:style-name="P82"><text:span text:style-name="Summary_20_Heading_20_Font2"><text:span text:style-name="T15">Enum Constant Summary</text:span></text:span></text:p>
            </table:table-cell>
            <table:table-cell table:style-name="Table10.A1" office:value-type="string">
              <text:p text:style-name="P83"><text:span text:style-name="Page_20_Reference_20_Font"><text:span text:style-name="T16">Page</text:span></text:span></text:p>
            </table:table-cell>
          </table:table-row>
          <table:table-row table:style-name="Table10.1">
            <table:table-cell table:style-name="Table10.A2" office:value-type="string">
              <text:p text:style-name="P86"><text:a xlink:type="simple" xlink:href="#r22"><text:span text:style-name="Code2"><text:span text:style-name="T9">BOOLEAN</text:span></text:span></text:a></text:p>
            </table:table-cell>
            <table:table-cell table:style-name="Table10.B2" office:value-type="string">
              <text:p text:style-name="P85"><text:span text:style-name="Page_20_Reference_20_Font"><text:span text:style-name="T15"><text:bookmark-ref text:reference-format="page" text:ref-name="r22">16</text:bookmark-ref></text:span></text:span></text:p>
            </table:table-cell>
          </table:table-row>
          <table:table-row table:style-name="Table10.1">
            <table:table-cell table:style-name="Table10.A3" office:value-type="string">
              <text:p text:style-name="P86"><text:a xlink:type="simple" xlink:href="#r20"><text:span text:style-name="Code2"><text:span text:style-name="T9">BYTE</text:span></text:span></text:a></text:p>
            </table:table-cell>
            <table:table-cell table:style-name="Table10.B3" office:value-type="string">
              <text:p text:style-name="P85"><text:span text:style-name="Page_20_Reference_20_Font"><text:span text:style-name="T15"><text:bookmark-ref text:reference-format="page" text:ref-name="r20">16</text:bookmark-ref></text:span></text:span></text:p>
            </table:table-cell>
          </table:table-row>
          <table:table-row table:style-name="Table10.1">
            <table:table-cell table:style-name="Table10.A3" office:value-type="string">
              <text:p text:style-name="P86"><text:a xlink:type="simple" xlink:href="#r21"><text:span text:style-name="Code2"><text:span text:style-name="T9">CHARACTER</text:span></text:span></text:a></text:p>
            </table:table-cell>
            <table:table-cell table:style-name="Table10.B3" office:value-type="string">
              <text:p text:style-name="P85"><text:span text:style-name="Page_20_Reference_20_Font"><text:span text:style-name="T15"><text:bookmark-ref text:reference-format="page" text:ref-name="r21">16</text:bookmark-ref></text:span></text:span></text:p>
            </table:table-cell>
          </table:table-row>
          <table:table-row table:style-name="Table10.1">
            <table:table-cell table:style-name="Table10.A3" office:value-type="string">
              <text:p text:style-name="P86"><text:a xlink:type="simple" xlink:href="#r17"><text:span text:style-name="Code2"><text:span text:style-name="T9">DOUBLE</text:span></text:span></text:a></text:p>
            </table:table-cell>
            <table:table-cell table:style-name="Table10.B3" office:value-type="string">
              <text:p text:style-name="P85"><text:span text:style-name="Page_20_Reference_20_Font"><text:span text:style-name="T15"><text:bookmark-ref text:reference-format="page" text:ref-name="r17">15</text:bookmark-ref></text:span></text:span></text:p>
            </table:table-cell>
          </table:table-row>
          <table:table-row table:style-name="Table10.1">
            <table:table-cell table:style-name="Table10.A3" office:value-type="string">
              <text:p text:style-name="P86"><text:a xlink:type="simple" xlink:href="#r18"><text:span text:style-name="Code2"><text:span text:style-name="T9">FLOAT</text:span></text:span></text:a></text:p>
            </table:table-cell>
            <table:table-cell table:style-name="Table10.B3" office:value-type="string">
              <text:p text:style-name="P85"><text:span text:style-name="Page_20_Reference_20_Font"><text:span text:style-name="T15"><text:bookmark-ref text:reference-format="page" text:ref-name="r18">16</text:bookmark-ref></text:span></text:span></text:p>
            </table:table-cell>
          </table:table-row>
          <table:table-row table:style-name="Table10.1">
            <table:table-cell table:style-name="Table10.A3" office:value-type="string">
              <text:p text:style-name="P86"><text:a xlink:type="simple" xlink:href="#r19"><text:span text:style-name="Code2"><text:span text:style-name="T9">INTEGER</text:span></text:span></text:a></text:p>
            </table:table-cell>
            <table:table-cell table:style-name="Table10.B3" office:value-type="string">
              <text:p text:style-name="P85"><text:span text:style-name="Page_20_Reference_20_Font"><text:span text:style-name="T15"><text:bookmark-ref text:reference-format="page" text:ref-name="r19">16</text:bookmark-ref></text:span></text:span></text:p>
            </table:table-cell>
          </table:table-row>
          <table:table-row table:style-name="Table10.1">
            <table:table-cell table:style-name="Table10.A3" office:value-type="string">
              <text:p text:style-name="P86"><text:a xlink:type="simple" xlink:href="#r16"><text:span text:style-name="Code2"><text:span text:style-name="T9">LONG</text:span></text:span></text:a></text:p>
            </table:table-cell>
            <table:table-cell table:style-name="Table10.B3" office:value-type="string">
              <text:p text:style-name="P85"><text:span text:style-name="Page_20_Reference_20_Font"><text:span text:style-name="T15"><text:bookmark-ref text:reference-format="page" text:ref-name="r16">15</text:bookmark-ref></text:span></text:span></text:p>
            </table:table-cell>
          </table:table-row>
          <table:table-row table:style-name="Table10.1">
            <table:table-cell table:style-name="Table10.A3" office:value-type="string">
              <text:p text:style-name="P86"><text:a xlink:type="simple" xlink:href="#r24"><text:span text:style-name="Code2"><text:span text:style-name="T9">PASSWORD</text:span></text:span></text:a></text:p>
            </table:table-cell>
            <table:table-cell table:style-name="Table10.B3" office:value-type="string">
              <text:p text:style-name="P85"><text:span text:style-name="Page_20_Reference_20_Font"><text:span text:style-name="T15"><text:bookmark-ref text:reference-format="page" text:ref-name="r24">16</text:bookmark-ref></text:span></text:span></text:p>
            </table:table-cell>
          </table:table-row>
          <table:table-row table:style-name="Table10.1">
            <table:table-cell table:style-name="Table10.A3" office:value-type="string">
              <text:p text:style-name="P86"><text:a xlink:type="simple" xlink:href="#r23"><text:span text:style-name="Code2"><text:span text:style-name="T9">SHORT</text:span></text:span></text:a></text:p>
            </table:table-cell>
            <table:table-cell table:style-name="Table10.B3" office:value-type="string">
              <text:p text:style-name="P85"><text:span text:style-name="Page_20_Reference_20_Font"><text:span text:style-name="T15"><text:bookmark-ref text:reference-format="page" text:ref-name="r23">16</text:bookmark-ref></text:span></text:span></text:p>
            </table:table-cell>
          </table:table-row>
          <table:table-row table:style-name="Table10.1">
            <table:table-cell table:style-name="Table10.A3" office:value-type="string">
              <text:p text:style-name="P86"><text:a xlink:type="simple" xlink:href="#r15"><text:span text:style-name="Code2"><text:span text:style-name="T9">STRING</text:span></text:span></text:a></text:p>
            </table:table-cell>
            <table:table-cell table:style-name="Table10.B3" office:value-type="string">
              <text:p text:style-name="P85"><text:span text:style-name="Page_20_Reference_20_Font"><text:span text:style-name="T15"><text:bookmark-ref text:reference-format="page" text:ref-name="r15">15</text:bookmark-ref></text:span></text:span></text:p>
            </table:table-cell>
          </table:table-row>
        </table:table>
        <text:p text:style-name="P5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2"><text:span text:style-name="Summary_20_Heading_20_Font2"><text:span text:style-name="T15">Method Summary</text:span></text:span></text:p>
            </table:table-cell>
            <table:covered-table-cell/>
            <table:table-cell table:style-name="Table11.A1" office:value-type="string">
              <text:p text:style-name="P83"><text:span text:style-name="Page_20_Reference_20_Font"><text:span text:style-name="T16">Page</text:span></text:span></text:p>
            </table:table-cell>
          </table:table-row>
          <table:table-row table:style-name="Table11.1">
            <table:table-cell table:style-name="Table11.A2" office:value-type="string">
              <text:p text:style-name="P84"><text:span text:style-name="Code_20_Small1"><text:span text:style-name="T15">String</text:span></text:span></text:p>
            </table:table-cell>
            <table:table-cell table:style-name="Table11.A2" office:value-type="string">
              <text:p text:style-name="P86"><text:a xlink:type="simple" xlink:href="#r27"><text:span text:style-name="Code2"><text:span text:style-name="T9">toString</text:span></text:span></text:a><text:span text:style-name="Code2"><text:span text:style-name="T15">()</text:span></text:span></text:p>
            </table:table-cell>
            <table:table-cell table:style-name="Table11.C2" office:value-type="string">
              <text:p text:style-name="P85"><text:span text:style-name="Page_20_Reference_20_Font"><text:span text:style-name="T15"><text:bookmark-ref text:reference-format="page" text:ref-name="r27">16</text:bookmark-ref></text:span></text:span></text:p>
            </table:table-cell>
          </table:table-row>
          <table:table-row table:style-name="Table11.1">
            <table:table-cell table:style-name="Table11.A3" office:value-type="string">
              <text:p text:style-name="P87"><text:span text:style-name="Code_20_Small1"><text:span text:style-name="T15">static </text:span></text:span><text:a xlink:type="simple" xlink:href="#r28"><text:span text:style-name="Code_20_Small1"><text:span text:style-name="T7">AttributeType</text:span></text:span></text:a></text:p>
            </table:table-cell>
            <table:table-cell table:style-name="Table11.A3" office:value-type="string">
              <text:p text:style-name="P86"><text:a xlink:type="simple" xlink:href="#r26"><text:span text:style-name="Code2"><text:span text:style-name="T9">valueOf</text:span></text:span></text:a><text:span text:style-name="Code2"><text:span text:style-name="T15">(String name)</text:span></text:span></text:p>
            </table:table-cell>
            <table:table-cell table:style-name="Table11.C3" office:value-type="string">
              <text:p text:style-name="P85"><text:span text:style-name="Page_20_Reference_20_Font"><text:span text:style-name="T15"><text:bookmark-ref text:reference-format="page" text:ref-name="r26">16</text:bookmark-ref></text:span></text:span></text:p>
            </table:table-cell>
          </table:table-row>
          <table:table-row table:style-name="Table11.1">
            <table:table-cell table:style-name="Table11.A3" office:value-type="string">
              <text:p text:style-name="P87"><text:span text:style-name="Code_20_Small1"><text:span text:style-name="T15">static </text:span></text:span><text:a xlink:type="simple" xlink:href="#r28"><text:span text:style-name="Code_20_Small1"><text:span text:style-name="T7">AttributeType</text:span></text:span></text:a><text:span text:style-name="Code_20_Small1"><text:span text:style-name="T15">[]</text:span></text:span></text:p>
            </table:table-cell>
            <table:table-cell table:style-name="Table11.A3" office:value-type="string">
              <text:p text:style-name="P86"><text:a xlink:type="simple" xlink:href="#r25"><text:span text:style-name="Code2"><text:span text:style-name="T9">values</text:span></text:span></text:a><text:span text:style-name="Code2"><text:span text:style-name="T15">()</text:span></text:span></text:p>
            </table:table-cell>
            <table:table-cell table:style-name="Table11.C3" office:value-type="string">
              <text:p text:style-name="P85"><text:span text:style-name="Page_20_Reference_20_Font"><text:span text:style-name="T15"><text:bookmark-ref text:reference-format="page" text:ref-name="r25">16</text:bookmark-ref></text:span></text:span></text:p>
            </table:table-cell>
          </table:table-row>
        </table:table>
        <text:p text:style-name="P43">Enum Constant Detail</text:p>
        <text:p text:style-name="P46"><text:bookmark text:name="r15"/>STRING</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STRING</text:span></text:span></text:p>
        <text:p text:style-name="P93"/>
        <text:p text:style-name="P45"><text:bookmark text:name="r16"/>LONG</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LONG</text:span></text:span></text:p>
        <text:p text:style-name="P93"/>
        <text:p text:style-name="P45"><text:bookmark text:name="r17"/>DOUBLE</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DOUBLE</text:span></text:span></text:p>
        <text:p text:style-name="P93"><text:soft-page-break/></text:p>
        <text:p text:style-name="P45"><text:bookmark text:name="r18"/>FLOAT</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FLOAT</text:span></text:span></text:p>
        <text:p text:style-name="P93"/>
        <text:p text:style-name="P45"><text:bookmark text:name="r19"/>INTEGER</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INTEGER</text:span></text:span></text:p>
        <text:p text:style-name="P93"/>
        <text:p text:style-name="P45"><text:bookmark text:name="r20"/>BYTE</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BYTE</text:span></text:span></text:p>
        <text:p text:style-name="P93"/>
        <text:p text:style-name="P45"><text:bookmark text:name="r21"/>CHARACTER</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CHARACTER</text:span></text:span></text:p>
        <text:p text:style-name="P93"/>
        <text:p text:style-name="P45"><text:bookmark text:name="r22"/>BOOLEAN</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BOOLEAN</text:span></text:span></text:p>
        <text:p text:style-name="P93"/>
        <text:p text:style-name="P45"><text:bookmark text:name="r23"/>SHORT</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SHORT</text:span></text:span></text:p>
        <text:p text:style-name="P93"/>
        <text:p text:style-name="P45"><text:bookmark text:name="r24"/>PASSWORD</text:p>
        <text:p text:style-name="P54"><text:span text:style-name="Code2">public static final </text:span><text:a xlink:type="simple" xlink:href="#r28"><text:span text:style-name="Code2"><text:span text:style-name="T7">AttributeType</text:span></text:span></text:a><text:span text:style-name="Code2"> </text:span><text:span text:style-name="Code2"><text:span text:style-name="T4">PASSWORD</text:span></text:span></text:p>
        <text:p text:style-name="P44">Method Detail</text:p>
        <text:p text:style-name="P46"><text:bookmark text:name="r25"/>values</text:p>
        <text:p text:style-name="P54"><text:span text:style-name="Code2">public static </text:span><text:a xlink:type="simple" xlink:href="#r28"><text:span text:style-name="Code2"><text:span text:style-name="T7">AttributeType</text:span></text:span></text:a><text:span text:style-name="Code2">[] </text:span><text:span text:style-name="Code2"><text:span text:style-name="T4">values</text:span></text:span><text:span text:style-name="Code2">()</text:span></text:p>
        <text:p text:style-name="P93"/>
        <text:p text:style-name="P45"><text:bookmark text:name="r26"/>valueOf</text:p>
        <text:p text:style-name="P54"><text:span text:style-name="Code2">public static </text:span><text:a xlink:type="simple" xlink:href="#r28"><text:span text:style-name="Code2"><text:span text:style-name="T7">AttributeType</text:span></text:span></text:a><text:span text:style-name="Code2"> </text:span><text:span text:style-name="Code2"><text:span text:style-name="T4">valueOf</text:span></text:span><text:span text:style-name="Code2">(String name)</text:span></text:p>
        <text:p text:style-name="P93"/>
        <text:p text:style-name="P45"><text:bookmark text:name="r27"/>toString</text:p>
        <text:p text:style-name="P54"><text:span text:style-name="Code2">public String </text:span><text:span text:style-name="Code2"><text:span text:style-name="T4">toString</text:span></text:span><text:span text:style-name="Code2">()</text:span></text:p>
        <text:p text:style-name="P72">Overrides:</text:p>
        <text:p text:style-name="P91"><text:span text:style-name="Code2">toString</text:span><text:span text:style-name="Default_20_Paragraph_20_Font"><text:span text:style-name="T13"> in class </text:span></text:span><text:span text:style-name="Code2">Enum</text:span></text:p>
        <text:p text:style-name="P40"><text:bookmark text:name="r31"/>Annotation Type Designate</text:p>
        <text:p text:style-name="P77"><text:a xlink:type="simple" xlink:href="#r3"><text:span text:style-name="T10">org.osgi.service.metatype.annotations</text:span></text:a></text:p>
        <text:p text:style-name="P68"/>
        <text:p text:style-name="P79"><text:span text:style-name="Code_20_Small1">@Retention(value=RetentionPolicy.RUNTIME)<text:line-break/>@Target(value=ElementType.ANNOTATION_TYPE)<text:line-break/></text:span><text:span text:style-name="Code2">public @interface </text:span><text:span text:style-name="Code2"><text:span text:style-name="T4">Designate</text:span></text:span></text:p>
        <text:p text:style-name="P8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2"><text:span text:style-name="Summary_20_Heading_20_Font2"><text:span text:style-name="T15">Required Element Summary</text:span></text:span></text:p>
            </table:table-cell>
            <table:covered-table-cell/>
            <table:table-cell table:style-name="Table13.A1" office:value-type="string">
              <text:p text:style-name="P83"><text:span text:style-name="Page_20_Reference_20_Font"><text:span text:style-name="T16">Page</text:span></text:span></text:p>
            </table:table-cell>
          </table:table-row>
          <table:table-row table:style-name="Table13.1">
            <table:table-cell table:style-name="Table13.A2" office:value-type="string">
              <text:p text:style-name="P84"><text:span text:style-name="Code_20_Small1"><text:span text:style-name="T15">boolean</text:span></text:span></text:p>
            </table:table-cell>
            <table:table-cell table:style-name="Table13.A2" office:value-type="string">
              <text:p text:style-name="P86"><text:a xlink:type="simple" xlink:href="#r30"><text:span text:style-name="Code2"><text:span text:style-name="T9">factory</text:span></text:span></text:a></text:p>
            </table:table-cell>
            <table:table-cell table:style-name="Table13.C2" office:value-type="string">
              <text:p text:style-name="P85"><text:span text:style-name="Page_20_Reference_20_Font"><text:span text:style-name="T15"><text:bookmark-ref text:reference-format="page" text:ref-name="r30">17</text:bookmark-ref></text:span></text:span></text:p>
            </table:table-cell>
          </table:table-row>
          <table:table-row table:style-name="Table13.1">
            <table:table-cell table:style-name="Table13.A3" office:value-type="string">
              <text:p text:style-name="P84"><text:span text:style-name="Code_20_Small1"><text:span text:style-name="T15">String</text:span></text:span></text:p>
            </table:table-cell>
            <table:table-cell table:style-name="Table13.A3" office:value-type="string">
              <text:p text:style-name="P86"><text:a xlink:type="simple" xlink:href="#r29"><text:span text:style-name="Code2"><text:span text:style-name="T9">value</text:span></text:span></text:a></text:p>
            </table:table-cell>
            <table:table-cell table:style-name="Table13.C3" office:value-type="string">
              <text:p text:style-name="P85"><text:span text:style-name="Page_20_Reference_20_Font"><text:span text:style-name="T15"><text:bookmark-ref text:reference-format="page" text:ref-name="r29">17</text:bookmark-ref></text:span></text:span></text:p>
            </table:table-cell>
          </table:table-row>
        </table:table>
        <text:p text:style-name="P43">Element Detail</text:p>
        <text:p text:style-name="P46"><text:bookmark text:name="r29"/>value</text:p>
        <text:p text:style-name="P54"><text:span text:style-name="Code2">public abstract String </text:span><text:span text:style-name="Code2"><text:span text:style-name="T4">value</text:span></text:span></text:p>
        <text:p text:style-name="P72">Default:</text:p>
        <text:p text:style-name="P90">""</text:p>
        <text:p text:style-name="P92"/>
        <text:p text:style-name="P45"><text:bookmark text:name="r30"/>factory</text:p>
        <text:p text:style-name="P54"><text:span text:style-name="Code2">public abstract boolean </text:span><text:span text:style-name="Code2"><text:span text:style-name="T4">factory</text:span></text:span></text:p>
        <text:p text:style-name="P72">Default:</text:p>
        <text:p text:style-name="P90">false</text:p>
        <text:p text:style-name="P41"><text:bookmark text:name="r36"/>Annotation Type ObjectClassDefinition</text:p>
        <text:p text:style-name="P77"><text:a xlink:type="simple" xlink:href="#r3"><text:span text:style-name="T10">org.osgi.service.metatype.annotations</text:span></text:a></text:p>
        <text:p text:style-name="P68"/>
        <text:p text:style-name="P79"><text:span text:style-name="Code_20_Small1">@Retention(value=RetentionPolicy.RUNTIME)<text:line-break/>@Target(value=ElementType.ANNOTATION_TYPE)<text:line-break/></text:span><text:span text:style-name="Code2">public @interface </text:span><text:span text:style-name="Code2"><text:span text:style-name="T4">ObjectClassDefinition</text:span></text:span></text:p>
        <text:p text:style-name="P8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2"><text:span text:style-name="Summary_20_Heading_20_Font2"><text:span text:style-name="T15">Required Element Summary</text:span></text:span></text:p>
            </table:table-cell>
            <table:covered-table-cell/>
            <table:table-cell table:style-name="Table15.A1" office:value-type="string">
              <text:p text:style-name="P83"><text:span text:style-name="Page_20_Reference_20_Font"><text:span text:style-name="T16">Page</text:span></text:span></text:p>
            </table:table-cell>
          </table:table-row>
          <table:table-row table:style-name="Table15.1">
            <table:table-cell table:style-name="Table15.A2" office:value-type="string">
              <text:p text:style-name="P84"><text:span text:style-name="Code_20_Small1"><text:span text:style-name="T15">String</text:span></text:span></text:p>
            </table:table-cell>
            <table:table-cell table:style-name="Table15.A2" office:value-type="string">
              <text:p text:style-name="P86"><text:a xlink:type="simple" xlink:href="#r35"><text:span text:style-name="Code2"><text:span text:style-name="T9">description</text:span></text:span></text:a></text:p>
            </table:table-cell>
            <table:table-cell table:style-name="Table15.C2" office:value-type="string">
              <text:p text:style-name="P85"><text:span text:style-name="Page_20_Reference_20_Font"><text:span text:style-name="T15"><text:bookmark-ref text:reference-format="page" text:ref-name="r35">18</text:bookmark-ref></text:span></text:span></text:p>
            </table:table-cell>
          </table:table-row>
          <table:table-row table:style-name="Table15.1">
            <table:table-cell table:style-name="Table15.A3" office:value-type="string">
              <text:p text:style-name="P84"><text:span text:style-name="Code_20_Small1"><text:span text:style-name="T15">String</text:span></text:span></text:p>
            </table:table-cell>
            <table:table-cell table:style-name="Table15.A3" office:value-type="string">
              <text:p text:style-name="P88"><text:a xlink:type="simple" xlink:href="#r32"><text:span text:style-name="Code2"><text:span text:style-name="T9">id</text:span></text:span></text:a></text:p>
              <text:p text:style-name="P89">id</text:p>
            </table:table-cell>
            <table:table-cell table:style-name="Table15.C3" office:value-type="string">
              <text:p text:style-name="P85"><text:span text:style-name="Page_20_Reference_20_Font"><text:span text:style-name="T15"><text:bookmark-ref text:reference-format="page" text:ref-name="r32">18</text:bookmark-ref></text:span></text:span></text:p>
            </table:table-cell>
          </table:table-row>
          <table:table-row table:style-name="Table15.1">
            <table:table-cell table:style-name="Table15.A3" office:value-type="string">
              <text:p text:style-name="P84"><text:span text:style-name="Code_20_Small1"><text:span text:style-name="T15">String</text:span></text:span></text:p>
            </table:table-cell>
            <table:table-cell table:style-name="Table15.A3" office:value-type="string">
              <text:p text:style-name="P86"><text:a xlink:type="simple" xlink:href="#r34"><text:span text:style-name="Code2"><text:span text:style-name="T9">localization</text:span></text:span></text:a></text:p>
            </table:table-cell>
            <table:table-cell table:style-name="Table15.C3" office:value-type="string">
              <text:p text:style-name="P85"><text:span text:style-name="Page_20_Reference_20_Font"><text:span text:style-name="T15"><text:bookmark-ref text:reference-format="page" text:ref-name="r34">18</text:bookmark-ref></text:span></text:span></text:p>
            </table:table-cell>
          </table:table-row>
          <table:table-row table:style-name="Table15.1">
            <table:table-cell table:style-name="Table15.A3" office:value-type="string">
              <text:p text:style-name="P84"><text:span text:style-name="Code_20_Small1"><text:span text:style-name="T15">String</text:span></text:span></text:p>
            </table:table-cell>
            <table:table-cell table:style-name="Table15.A3" office:value-type="string">
              <text:p text:style-name="P86"><text:a xlink:type="simple" xlink:href="#r33"><text:span text:style-name="Code2"><text:span text:style-name="T9">name</text:span></text:span></text:a></text:p>
            </table:table-cell>
            <table:table-cell table:style-name="Table15.C3" office:value-type="string">
              <text:p text:style-name="P85"><text:span text:style-name="Page_20_Reference_20_Font"><text:span text:style-name="T15"><text:bookmark-ref text:reference-format="page" text:ref-name="r33">18</text:bookmark-ref></text:span></text:span></text:p>
            </table:table-cell>
          </table:table-row>
        </table:table>
        <text:p text:style-name="P43">Element Detail</text:p>
        <text:p text:style-name="P46"><text:bookmark text:name="r32"/>id</text:p>
        <text:p text:style-name="P54"><text:span text:style-name="Code2">public abstract String </text:span><text:span text:style-name="Code2"><text:span text:style-name="T4">id</text:span></text:span></text:p>
        <text:p text:style-name="P71">id</text:p>
        <text:p text:style-name="P72">Default:</text:p>
        <text:p text:style-name="P90">""</text:p>
        <text:p text:style-name="P92"/>
        <text:p text:style-name="P45"><text:bookmark text:name="r33"/>name</text:p>
        <text:p text:style-name="P54"><text:span text:style-name="Code2">public abstract String </text:span><text:span text:style-name="Code2"><text:span text:style-name="T4">name</text:span></text:span></text:p>
        <text:p text:style-name="P72">Default:</text:p>
        <text:p text:style-name="P90">""</text:p>
        <text:p text:style-name="P92"/>
        <text:p text:style-name="P45"><text:bookmark text:name="r34"/>localization</text:p>
        <text:p text:style-name="P54"><text:span text:style-name="Code2">public abstract String </text:span><text:span text:style-name="Code2"><text:span text:style-name="T4">localization</text:span></text:span></text:p>
        <text:p text:style-name="P72">Default:</text:p>
        <text:p text:style-name="P90">""</text:p>
        <text:p text:style-name="P92"/>
        <text:p text:style-name="P45"><text:bookmark text:name="r35"/>description</text:p>
        <text:p text:style-name="P54"><text:span text:style-name="Code2">public abstract String </text:span><text:span text:style-name="Code2"><text:span text:style-name="T4">description</text:span></text:span></text:p>
        <text:p text:style-name="P72">Default:</text:p>
        <text:p text:style-name="P90">""</text:p>
        <text:p text:style-name="P42"><text:bookmark text:name="r39"/>Annotation Type Option</text:p>
        <text:p text:style-name="P77"><text:a xlink:type="simple" xlink:href="#r3"><text:span text:style-name="T10">org.osgi.service.metatype.annotations</text:span></text:a></text:p>
        <text:p text:style-name="P68"/>
        <text:p text:style-name="P79"><text:span text:style-name="Code_20_Small1">@Retention(value=RetentionPolicy.RUNTIME)<text:line-break/>@Target(value={})<text:line-break/></text:span><text:span text:style-name="Code2">public @interface </text:span><text:span text:style-name="Code2"><text:span text:style-name="T4">Option</text:span></text:span></text:p>
        <text:p text:style-name="P8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2"><text:span text:style-name="Summary_20_Heading_20_Font2"><text:span text:style-name="T15">Required Element Summary</text:span></text:span></text:p>
            </table:table-cell>
            <table:covered-table-cell/>
            <table:table-cell table:style-name="Table17.A1" office:value-type="string">
              <text:p text:style-name="P83"><text:span text:style-name="Page_20_Reference_20_Font"><text:span text:style-name="T16">Page</text:span></text:span></text:p>
            </table:table-cell>
          </table:table-row>
          <table:table-row table:style-name="Table17.1">
            <table:table-cell table:style-name="Table17.A2" office:value-type="string">
              <text:p text:style-name="P84"><text:span text:style-name="Code_20_Small1"><text:span text:style-name="T15">String</text:span></text:span></text:p>
            </table:table-cell>
            <table:table-cell table:style-name="Table17.A2" office:value-type="string">
              <text:p text:style-name="P86"><text:a xlink:type="simple" xlink:href="#r37"><text:span text:style-name="Code2"><text:span text:style-name="T9">label</text:span></text:span></text:a></text:p>
            </table:table-cell>
            <table:table-cell table:style-name="Table17.C2" office:value-type="string">
              <text:p text:style-name="P85"><text:span text:style-name="Page_20_Reference_20_Font"><text:span text:style-name="T15"><text:bookmark-ref text:reference-format="page" text:ref-name="r37">19</text:bookmark-ref></text:span></text:span></text:p>
            </table:table-cell>
          </table:table-row>
          <table:table-row table:style-name="Table17.1">
            <table:table-cell table:style-name="Table17.A3" office:value-type="string">
              <text:p text:style-name="P84"><text:span text:style-name="Code_20_Small1"><text:span text:style-name="T15">String</text:span></text:span></text:p>
            </table:table-cell>
            <table:table-cell table:style-name="Table17.A3" office:value-type="string">
              <text:p text:style-name="P86"><text:a xlink:type="simple" xlink:href="#r38"><text:span text:style-name="Code2"><text:span text:style-name="T9">value</text:span></text:span></text:a></text:p>
            </table:table-cell>
            <table:table-cell table:style-name="Table17.C3" office:value-type="string">
              <text:p text:style-name="P85"><text:span text:style-name="Page_20_Reference_20_Font"><text:span text:style-name="T15"><text:bookmark-ref text:reference-format="page" text:ref-name="r38">19</text:bookmark-ref></text:span></text:span></text:p>
            </table:table-cell>
          </table:table-row>
        </table:table>
        <text:p text:style-name="P43">Element Detail</text:p>
        <text:p text:style-name="P46"><text:bookmark text:name="r37"/>label</text:p>
        <text:p text:style-name="P54"><text:span text:style-name="Code2">public abstract String </text:span><text:span text:style-name="Code2"><text:span text:style-name="T4">label</text:span></text:span></text:p>
        <text:p text:style-name="P72">Default:</text:p>
        <text:p text:style-name="P90">""</text:p>
        <text:p text:style-name="P92"/>
        <text:p text:style-name="P45"><text:bookmark text:name="r38"/>value</text:p>
        <text:p text:style-name="P54"><text:span text:style-name="Code2">public abstract String </text:span><text:span text:style-name="Code2"><text:span text:style-name="T4">value</text:span></text:span></text:p>
        <text:section text:style-name="Sect2" text:name="Section1">
          <text:p text:style-name="P94"><text:span text:style-name="T19">Java API documentation generated with </text:span><text:a xlink:type="simple" xlink:href="http://www.filigris.com/products/docflex_javadoc/#docflex-doclet"><text:span text:style-name="T11">DocFlex/Doclet</text:span></text:a><text:span text:style-name="Default_20_Paragraph_20_Font"><text:span text:style-name="T19"> v1.5.6</text:span></text:span></text:p>
          <text:p text:style-name="P51"><text:span text:style-name="T19">DocFlex/Doclet is both a multi-format Javadoc doclet and a free edition of </text:span><text:a xlink:type="simple" xlink:href="http://www.filigris.com/products/docflex_javadoc/"><text:span text:style-name="T11">DocFlex/Javadoc</text:span></text:a><text:span text:style-name="Default_20_Paragraph_20_Font"><text:span text:style-name="T1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1">www.docflex.com</text:span></text:span></text:a></text:p>
        </text:section>
      </text:section>
      <text:p text:style-name="P14"/>
      <text:h text:style-name="P24" text:outline-level="1">Considered Alternatives</text:h>
      <text:p text:style-name="P14">None at this time.</text:p>
      <text:h text:style-name="P24" text:outline-level="1">Security Considerations</text:h>
      <text:p text:style-name="P14">The annotations do not have any security considerations.</text:p>
      <text:h text:style-name="P24" text:outline-level="1"><text:soft-page-break/>Document Support</text:h>
      <text:h text:style-name="P26" text:outline-level="2">References</text:h>
      <text:list xml:id="list3098778883249864395" text:style-name="WW8Num3">
        <text:list-item>
          <text:p text:style-name="P35"><text:bookmark-start text:name="_Ref493020620"/>Bradner, S., Key words for use in RFCs to Indicate Requirement Levels, RFC2119, March 1997.<text:bookmark-end text:name="_Ref493020620"/></text:p>
        </text:list-item>
        <text:list-item>
          <text:p text:style-name="P35">Software Requirements &amp; Specifications. Michael Jackson. ISBN 0-201-87712-0</text:p>
        </text:list-item>
      </text:list>
      <text:p text:style-name="P18"/>
      <text:h text:style-name="P26"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BJ Hargrave</text:p>
          </table:table-cell>
        </table:table-row>
        <table:table-row table:style-name="Table2.1">
          <table:table-cell table:style-name="Table2.A1" office:value-type="string">
            <text:p text:style-name="P8">Company</text:p>
          </table:table-cell>
          <table:table-cell table:style-name="Table2.B1" office:value-type="string">
            <text:p text:style-name="P8">IBM</text:p>
          </table:table-cell>
        </table:table-row>
      </table:table>
      <text:p text:style-name="P14"/>
      <text:h text:style-name="P26" text:outline-level="2">Acronyms and Abbreviations</text:h>
      <text:p text:style-name="P14"/>
      <text:h text:style-name="P26"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draw:image xlink:href="Pictures/1000020100000427000001D8328612BC.png" xlink:type="simple" xlink:show="embed" xlink:actuate="onLoad"/></draw:frame><text:tab/><text:user-defined style:data-style-name="N0" text:name="RFC Title">RFC 208 Metatype Annotations</text:user-defined><text:tab/>Page <text:page-number text:select-page="current">2</text:page-number> of <text:page-count style:num-format="1">20</text:page-count></text:p>
        <text:p text:style-name="Header"/>
        <text:p text:style-name="Header"><text:tab/>Draft<text:tab/> <text:modification-date style:data-style-name="N76">November 19,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1/19/13</text:p>
            </table:table-cell>
            <table:table-cell table:style-name="Table4.A1" office:value-type="string">
              <text:p text:style-name="MP4">Page <text:page-number style:num-format="1" text:select-page="current">12</text:page-number> of <text:page-count style:num-format="1">20</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4</text:page-number> of <text:page-count style:num-format="1">20</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16</text:page-number> of <text:page-count style:num-format="1">20</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17</text:page-number> of <text:page-count style:num-format="1">20</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18</text:page-number> of <text:page-count style:num-format="1">20</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19</text:page-number> of <text:page-count style:num-format="1">2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1-19T10:54:07</meta:creation-date>
    <meta:editing-cycles>32</meta:editing-cycles>
    <meta:editing-duration>PT4H33M20S</meta:editing-duration>
    <meta:initial-creator>BJ Hargrave</meta:initial-creator>
    <dc:date>2013-11-19T15:28:31</dc:date>
    <dc:creator>BJ Hargrave</dc:creator>
    <meta:document-statistic meta:table-count="17" meta:image-count="4" meta:object-count="0" meta:page-count="20" meta:paragraph-count="463" meta:word-count="3777" meta:character-count="25249"/>
    <meta:user-defined meta:name="Info"/>
    <meta:user-defined meta:name="Info 3"/>
    <meta:user-defined meta:name="Info 4"/>
    <meta:user-defined meta:name="RFC Title">RFC 208 Metatype Annotations</meta:user-defined>
  </office:meta>
</office:document-meta>
</file>